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0.01">
            <text:p>0,0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float" office:value="0.01">
            <text:p>0,0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.01">
            <text:p>0,0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5">
            <text:p>0,05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11">
            <text:p>0,1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2">
            <text:p>0,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32">
            <text:p>0,3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43">
            <text:p>0,4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59">
            <text:p>0,5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81">
            <text:p>0,8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.01">
            <text:p>1,0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.28">
            <text:p>1,2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56">
            <text:p>1,5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.77">
            <text:p>1,7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.99">
            <text:p>1,9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.51">
            <text:p>2,51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.7">
            <text:p>2,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.05">
            <text:p>3,0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.25">
            <text:p>3,25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.62">
            <text:p>3,62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.64">
            <text:p>3,6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A</text:p>
          </table:table-cell>
          <table:table-cell office:value-type="string">
            <text:p>m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=34,4 C</text:p>
          </table:table-cell>
          <table:table-cell table:number-columns-repeated="2"/>
        </table:table-row>
        <table:table-row table:style-name="ro1">
          <table:table-cell office:value-type="string">
            <text:p>Error 0,0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lter OD 2,5</text:p>
          </table:table-cell>
          <table:table-cell table:number-columns-repeated="2"/>
        </table:table-row>
        <table:table-row table:style-name="ro1">
          <table:table-cell office:value-type="string">
            <text:p>OD 0,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prozent durchlass von 1000nm bei meesung 1</text:p>
          </table:table-cell>
          <table:table-cell table:number-columns-repeated="2"/>
        </table:table-row>
        <table:table-row table:style-name="ro1">
          <table:table-cell office:value-type="string">
            <text:p>0 prozent bei dieser messung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27.01.2012</text:date>, <text:time>16:08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27T11:21:18</meta:creation-date>
    <dc:date>2012-01-27T16:08:38</dc:date>
    <dc:creator>Carolin Wille</dc:creator>
    <meta:editing-duration>PT00H11M06S</meta:editing-duration>
    <meta:editing-cycles>2</meta:editing-cycles>
    <meta:generator>OpenOffice.org/3.2$Unix OpenOffice.org_project/320m19$Build-9505</meta:generator>
    <meta:document-statistic meta:table-count="3" meta:cell-count="80" meta:object-count="0"/>
  </office:meta>
</office:document-meta>
</file>